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239f40" draw:stroke="none" fo:margin="1.000000000000000pt" style:wrap="biggest" style:wrap-dynamic-threshold="0.000000000000000pt" svg:fill-rule="evenodd"/>
    </style:style>
    <style:style style:name="gr4" style:family="graphic">
      <style:graphic-properties draw:fill="solid" draw:fill-color="#cd1738" draw:stroke="none" fo:margin="1.000000000000000pt" style:wrap="biggest" style:wrap-dynamic-threshold="0.000000000000000pt" svg:fill-rule="evenodd"/>
    </style:style>
    <style:style style:name="gr5" style:family="graphic">
      <style:graphic-properties draw:fill="solid" draw:fill-color="#ffff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3450" draw:layer="" svg:width="199.87724800000pt" svg:height="100.00000000000pt"/>
          <draw:rect draw:style-name="gr3" draw:id="shape3" draw:name="rect3449" draw:layer="" svg:width="199.72584000000pt" svg:height="27.17249760000pt" svg:x="0.00000000000pt" svg:y="72.74047840000pt"/>
          <draw:rect draw:style-name="gr4" draw:id="shape4" draw:name="rect3452" draw:layer="" svg:width="199.72584000000pt" svg:height="27.17249760000pt"/>
          <draw:path draw:style-name="gr5" draw:id="shape5" draw:name="polygon3940" draw:layer="" svg:width="24.42179715000pt" svg:height="23.05006721739pt" draw:transform="matrix(0.25163087000 0.00000000000 0.00000000000 0.26322250000 78.17903194895pt 41.45432632322pt)" svg:viewBox="0 0 24 23" svg:d="M12.2109 0L15.0926 9.00339L24.4218 8.80435L16.684 14.3065L19.7576 23.0501L12.0937 17.4472L4.66415 23.0501L7.66531 14.0852L0 8.80435L9.51877 8.86666L12.2109 8.00871e-06Z" koffice:nodeTypes="cccccccccccc"/>
          <draw:path draw:style-name="gr5" draw:id="shape6" draw:name="polygon3941" draw:layer="" svg:width="24.42179715000pt" svg:height="23.05006721739pt" draw:transform="matrix(0.25163087000 0.00000000000 0.00000000000 0.26322250000 75.86594174095pt 51.59630200322pt)" svg:viewBox="0 0 24 23" svg:d="M12.2109 0L15.0926 9.00339L24.4218 8.80435L16.684 14.3065L19.7576 23.0501L12.0937 17.4472L4.66415 23.0501L7.66531 14.0852L0 8.80435L9.51877 8.86666L12.2109 8.00871e-06Z" koffice:nodeTypes="cccccccccccc"/>
          <draw:path draw:style-name="gr5" draw:id="shape7" draw:name="polygon3942" draw:layer="" svg:width="24.42179715000pt" svg:height="23.05006721739pt" draw:transform="matrix(0.25163087000 0.00000000000 0.00000000000 0.26322250000 86.00795498895pt 33.18061432322pt)" svg:viewBox="0 0 24 23" svg:d="M12.2109 0L15.0926 9.00339L24.4218 8.80435L16.684 14.3065L19.7576 23.0501L12.0937 17.4472L4.66415 23.0501L7.66531 14.0852L0 8.80435L9.51877 8.86666L12.2109 8.00871e-06Z" koffice:nodeTypes="cccccccccccc"/>
          <draw:path draw:style-name="gr5" draw:id="shape8" draw:name="polygon3943" draw:layer="" svg:width="24.42179715000pt" svg:height="23.05006721739pt" draw:transform="matrix(0.25163087000 0.00000000000 0.00000000000 0.26322250000 96.55031978895pt 30.42270232322pt)" svg:viewBox="0 0 24 23" svg:d="M12.2109 0L15.0926 9.00339L24.4218 8.80435L16.684 14.3065L19.7576 23.0501L12.0937 17.4472L4.66415 23.0501L7.66531 14.0852L0 8.80435L9.51877 8.86666L12.2109 8.00871e-06Z" koffice:nodeTypes="cccccccccccc"/>
          <draw:path draw:style-name="gr5" draw:id="shape9" draw:name="polygon3944" draw:layer="" svg:width="24.42179715000pt" svg:height="23.05006721739pt" draw:transform="matrix(0.25163087000 0.00000000000 0.00000000000 0.26322250000 107.18160378895pt 33.18059832322pt)" svg:viewBox="0 0 24 23" svg:d="M12.2109 0L15.0926 9.00339L24.4218 8.80435L16.684 14.3065L19.7576 23.0501L12.0937 17.4472L4.66415 23.0501L7.66531 14.0852L0 8.80435L9.51877 8.86666L12.2109 8.00871e-06Z" koffice:nodeTypes="cccccccccccc"/>
          <draw:path draw:style-name="gr5" draw:id="shape10" draw:name="polygon3945" draw:layer="" svg:width="24.42179715000pt" svg:height="23.05006721739pt" draw:transform="matrix(0.25163087000 0.00000000000 0.00000000000 0.26322250000 115.01048378895pt 41.49879032322pt)" svg:viewBox="0 0 24 23" svg:d="M12.2109 0L15.0926 9.00339L24.4218 8.80435L16.684 14.3065L19.7576 23.0501L12.0937 17.4472L4.66415 23.0501L7.66531 14.0852L0 8.80435L9.51877 8.86666L12.2109 8.00871e-06Z" koffice:nodeTypes="cccccccccccc"/>
          <draw:path draw:style-name="gr5" draw:id="shape11" draw:name="polygon3946" draw:layer="" svg:width="24.42179715000pt" svg:height="23.05006721739pt" draw:transform="matrix(0.25163087000 0.00000000000 0.00000000000 0.26322250000 117.27908698895pt 51.59627800322pt)" svg:viewBox="0 0 24 23" svg:d="M12.2109 0L15.0926 9.00339L24.4218 8.80435L16.684 14.3065L19.7576 23.0501L12.0937 17.4472L4.66415 23.0501L7.66531 14.0852L0 8.80435L9.51877 8.86666L12.2109 8.00871e-06Z" koffice:nodeTypes="cccccccccccc"/>
          <draw:path draw:style-name="gr5" draw:id="shape12" draw:name="path3952" draw:layer="" svg:width="33.75443776765pt" svg:height="26.64295224067pt" draw:transform="matrix(0.24173523000 0.00000000000 0.00000000000 0.22699570000 95.58846360497pt 43.02161465952pt)" svg:viewBox="0 0 34 27" svg:d="M33.7544 13.3214C33.7573 20.678 26.2002 26.643 16.8772 26.643C7.55414 26.643 -0.00288601 20.678 8.26819e-07 13.3214C-0.00288601 5.96489 7.55414 0 16.8772 0C26.2002 0 33.7573 5.96489 33.7544 13.3214Z" koffice:nodeTypes="ccccc"/>
          <draw:rect draw:style-name="gr5" draw:id="shape13" draw:name="rect3953" draw:layer="" svg:width="2.30400184000pt" svg:height="10.72579680000pt" svg:x="98.45874400000pt" svg:y="48.21240240000pt"/>
          <draw:path draw:style-name="gr5" draw:id="shape14" draw:name="path4004" draw:layer="" svg:width="40.72848373999pt" svg:height="8.37525125770pt" svg:x="79.47710720000pt" svg:y="54.20048080000pt" svg:viewBox="0 0 41 8" svg:d="M40.7285 3.79044C39.7167 5.84305 38.3552 6.57146 36.1327 6.51457C32.2432 6.60274 31.3643 3.87162 30.8572 2.66587C29.4825 4.39806 28.7009 5.08667 26.4188 5.04492C23.1673 5.11446 21.5259 3.34516 20.3138 0C19.1017 3.3238 17.4602 5.09308 14.2087 5.02356C11.9265 5.06531 11.1451 4.37671 9.77033 2.64451C9.26332 3.85025 8.38437 6.58137 4.49485 6.49321C2.27241 6.55008 0.910835 5.82169 0 3.74054C1.05729 6.647 2.10463 8.27337 5.35124 8.37473C8.29175 8.40854 9.6383 6.78042 10.2755 5.66692C12.3939 6.74274 12.6117 6.9816 15.6152 6.91422C17.8571 6.8453 19.145 5.44495 20.3052 4.1126C21.4655 5.44495 22.7533 6.84527 24.9952 6.91422C27.9987 6.98159 28.2165 6.74274 30.3349 5.66692C30.9721 6.78042 32.3187 8.40853 35.2593 8.37473C38.5058 8.27337 39.5532 6.647 40.7285 3.79044Z" koffice:nodeTypes="ccccccccccccccccc"/>
          <draw:path draw:style-name="gr5" draw:id="shape15" draw:name="path4048" draw:layer="" svg:width="5.14637104752pt" svg:height="3.49963201333pt" svg:x="87.38918400000pt" svg:y="61.23366480000pt" svg:viewBox="0 0 5 3" svg:d="M2.30435 0L3.27847 1.57436L5.14637 1.51042L3.70485 3.41547L0.882778 3.49963L0 2.12074L1.63001 1.81353L2.31441 0.00457084" koffice:nodeTypes="cccccccc"/>
          <draw:path draw:style-name="gr5" draw:id="shape16" draw:name="path4049" draw:layer="" svg:width="5.14637104752pt" svg:height="3.49963201333pt" svg:x="106.23199200000pt" svg:y="61.23366480000pt" svg:viewBox="0 0 5 3" svg:d="M2.84202 0L1.8679 1.57436L0 1.51042L1.44152 3.41547L4.2636 3.49963L5.14637 2.12074L3.51636 1.81352L2.83196 0.0045622" koffice:nodeTypes="cccccccc"/>
          <draw:path draw:style-name="gr5" draw:id="shape17" draw:name="path4053" draw:layer="" svg:width="5.11296899131pt" svg:height="2.53942080480pt" svg:x="97.07456000000pt" svg:y="61.25032880000pt" svg:viewBox="0 0 5 3" svg:d="M0 0.84626C0 0.8389 1.39952 0.85362 1.39952 0.85362L2.57633 0L3.72525 0.842882L5.11297 0.861062L3.8645 2.53942L1.24033 2.53942L0 0.846429Z" koffice:nodeTypes="ccccccccc"/>
          <draw:path draw:style-name="gr5" draw:id="shape18" draw:name="path4100" draw:layer="" svg:width="29.86573456384pt" svg:height="3.97573491170pt" svg:x="84.64988000000pt" svg:y="64.67920080000pt" svg:viewBox="0 0 30 4" svg:d="M29.8655 3.97573C24.4965 2.8681 20.903 2.32322 14.9194 2.32322C8.93573 2.32322 5.34226 2.8681 0.00718387 3.96249L0 1.64949C5.3425 0.545083 8.93598 0 14.9196 0C20.9033 0 24.4967 0.545083 29.8392 1.64949L29.8657 3.97573Z" koffice:nodeTypes="cccccccc"/>
          <draw:path draw:style-name="gr2" draw:id="shape19" draw:name="path4102" draw:layer="" svg:width="16.50367647059pt" svg:height="9.02500000000pt" draw:transform="matrix(0.25163087000 0.00000000000 0.00000000000 0.25163087000 97.50699835985pt 44.87844665513pt)" svg:viewBox="0 0 17 9" svg:d="M16.5037 4.5125C16.5037 7.00468 12.8092 9.025 8.25184 9.025C3.69448 9.025 0 7.00468 0 4.5125C0 2.02032 3.69448 0 8.25184 0C12.8092 0 16.5037 2.02032 16.5037 4.5125Z" koffice:nodeTypes="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3:16</dc:date>
    <meta:creation-date>2011-05-22T06:11:59</meta:creation-date>
    <dc:creator>Yue Liu</dc:creator>
  </office:meta>
</office:document-meta>
</file>